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Replacements/Object 9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10"/>
  <manifest:file-entry manifest:media-type="application/x-openoffice-gdimetafile;windows_formatname=&quot;GDIMetaFile&quot;" manifest:full-path="ObjectReplacements/Object 7"/>
  <manifest:file-entry manifest:media-type="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000000000200000002000309F1C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standard">
      <style:graphic-properties svg:stroke-color="#ffffff" draw:fill="solid" draw:fill-color="#ffffff" draw:textarea-vertical-align="middle"/>
    </style:style>
    <style:style style:name="gr4" style:family="graphic" style:parent-style-name="standard">
      <style:graphic-properties draw:fill="solid" draw:fill-color="#000000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7" style:family="graphic" style:parent-style-name="standard">
      <style:graphic-properties draw:stroke="solid" draw:stroke-dash="Fine_20_Dashed_20__28_var_29_" svg:stroke-color="#000000" draw:fill="none" draw:textarea-vertical-align="middle"/>
    </style:style>
    <style:style style:name="gr8" style:family="graphic" style:parent-style-name="standard">
      <style:graphic-properties draw:stroke="none" draw:fill="none" fo:min-height="0.714cm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5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2.032cm" svg:height="3.81cm" svg:x="12.954cm" svg:y="4.912cm">
          <text:p/>
        </draw:rect>
        <draw:rect draw:style-name="gr1" draw:text-style-name="P1" draw:layer="layout" svg:width="2.032cm" svg:height="3.556cm" svg:x="21.642cm" svg:y="8.206cm">
          <text:p/>
        </draw:rect>
        <draw:frame draw:style-name="gr2" draw:text-style-name="P1" draw:layer="layout" svg:width="1.292cm" svg:height="1.077cm" svg:x="9.98cm" svg:y="6.07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2" draw:text-style-name="P1" draw:layer="layout" svg:width="1.39cm" svg:height="1.077cm" svg:x="10.002cm" svg:y="4.912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2" draw:text-style-name="P1" draw:layer="layout" svg:width="1.392cm" svg:height="1.077cm" svg:x="7.788cm" svg:y="11.254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2" draw:text-style-name="P1" draw:layer="layout" svg:width="1.468cm" svg:height="1.077cm" svg:x="17.88cm" svg:y="11.354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2" draw:text-style-name="P1" draw:layer="layout" svg:width="1.566cm" svg:height="1.077cm" svg:x="19.222cm" svg:y="12.532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2" draw:text-style-name="P1" draw:layer="layout" svg:width="1.49cm" svg:height="1.077cm" svg:x="6.598cm" svg:y="12.532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rect draw:style-name="gr3" draw:text-style-name="P2" draw:layer="layout" svg:width="2.286cm" svg:height="0.762cm" svg:x="23.468cm" svg:y="4.258cm">
          <text:p text:style-name="P1"><text:span text:style-name="T1">UAV-2</text:span></text:p>
        </draw:rect>
        <draw:frame draw:style-name="gr2" draw:text-style-name="P1" draw:layer="layout" svg:width="0.992cm" svg:height="1.077cm" svg:x="24cm" svg:y="6.437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g>
          <draw:rect draw:style-name="gr4" draw:text-style-name="P1" draw:layer="layout" svg:width="0.508cm" svg:height="0.508cm" svg:x="24.228cm" svg:y="5.682cm">
            <text:p/>
          </draw:rect>
          <draw:ellipse draw:style-name="gr1" draw:text-style-name="P1" draw:layer="layout" svg:width="1.016cm" svg:height="0.254cm" svg:x="25.06cm" svg:y="5.274cm">
            <text:p/>
          </draw:ellipse>
          <draw:ellipse draw:style-name="gr1" draw:text-style-name="P1" draw:layer="layout" svg:width="1.016cm" svg:height="0.254cm" svg:x="22.96cm" svg:y="5.274cm">
            <text:p/>
          </draw:ellipse>
          <draw:ellipse draw:style-name="gr1" draw:text-style-name="P1" draw:layer="layout" svg:width="1.016cm" svg:height="0.254cm" svg:x="25.06cm" svg:y="6.374cm">
            <text:p/>
          </draw:ellipse>
          <draw:ellipse draw:style-name="gr1" draw:text-style-name="P1" draw:layer="layout" svg:width="1.016cm" svg:height="0.254cm" svg:x="22.96cm" svg:y="6.374cm">
            <text:p/>
          </draw:ellipse>
          <draw:line draw:style-name="gr5" draw:text-style-name="P1" draw:layer="layout" svg:x1="23.466cm" svg:y1="5.528cm" svg:x2="25.498cm" svg:y2="6.374cm">
            <text:p/>
          </draw:line>
          <draw:line draw:style-name="gr5" draw:text-style-name="P1" draw:layer="layout" svg:x1="25.498cm" svg:y1="5.528cm" svg:x2="23.466cm" svg:y2="6.374cm">
            <text:p/>
          </draw:line>
        </draw:g>
        <draw:rect draw:style-name="gr3" draw:text-style-name="P3" draw:layer="layout" svg:width="2.286cm" svg:height="0.762cm" svg:x="1.782cm" svg:y="4.516cm">
          <text:p text:style-name="P1"><text:span text:style-name="T2">UAV-1</text:span></text:p>
        </draw:rect>
        <draw:frame draw:style-name="gr2" draw:text-style-name="P1" draw:layer="layout" svg:width="0.936cm" svg:height="1.077cm" svg:x="2.544cm" svg:y="6.583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rect draw:style-name="gr4" draw:text-style-name="P1" draw:layer="layout" svg:width="0.508cm" svg:height="0.508cm" svg:x="2.628cm" svg:y="5.748cm">
          <text:p/>
        </draw:rect>
        <draw:ellipse draw:style-name="gr1" draw:text-style-name="P1" draw:layer="layout" svg:width="1.016cm" svg:height="0.254cm" svg:x="3.46cm" svg:y="5.34cm">
          <text:p/>
        </draw:ellipse>
        <draw:ellipse draw:style-name="gr1" draw:text-style-name="P1" draw:layer="layout" svg:width="1.016cm" svg:height="0.254cm" svg:x="1.36cm" svg:y="5.34cm">
          <text:p/>
        </draw:ellipse>
        <draw:ellipse draw:style-name="gr1" draw:text-style-name="P1" draw:layer="layout" svg:width="1.016cm" svg:height="0.254cm" svg:x="3.46cm" svg:y="6.44cm">
          <text:p/>
        </draw:ellipse>
        <draw:ellipse draw:style-name="gr1" draw:text-style-name="P1" draw:layer="layout" svg:width="1.016cm" svg:height="0.254cm" svg:x="1.36cm" svg:y="6.44cm">
          <text:p/>
        </draw:ellipse>
        <draw:line draw:style-name="gr5" draw:text-style-name="P1" draw:layer="layout" svg:x1="1.866cm" svg:y1="5.594cm" svg:x2="3.898cm" svg:y2="6.44cm">
          <text:p/>
        </draw:line>
        <draw:line draw:style-name="gr5" draw:text-style-name="P1" draw:layer="layout" svg:x1="3.898cm" svg:y1="5.594cm" svg:x2="1.866cm" svg:y2="6.44cm">
          <text:p/>
        </draw:line>
        <draw:g>
          <draw:line draw:style-name="gr5" draw:text-style-name="P1" draw:layer="layout" svg:x1="17.78cm" svg:y1="15.387cm" svg:x2="17.78cm" svg:y2="14.625cm">
            <text:p/>
          </draw:line>
          <draw:line draw:style-name="gr5" draw:text-style-name="P1" draw:layer="layout" svg:x1="17.78cm" svg:y1="14.625cm" svg:x2="17.272cm" svg:y2="14.117cm">
            <text:p/>
          </draw:line>
          <draw:line draw:style-name="gr5" draw:text-style-name="P1" draw:layer="layout" svg:x1="17.78cm" svg:y1="14.625cm" svg:x2="18.288cm" svg:y2="14.117cm">
            <text:p/>
          </draw:line>
        </draw:g>
        <draw:g>
          <draw:line draw:style-name="gr5" draw:text-style-name="P1" draw:layer="layout" svg:x1="9.652cm" svg:y1="15.57cm" svg:x2="9.652cm" svg:y2="14.808cm">
            <text:p/>
          </draw:line>
          <draw:line draw:style-name="gr5" draw:text-style-name="P1" draw:layer="layout" svg:x1="9.652cm" svg:y1="14.808cm" svg:x2="9.144cm" svg:y2="14.3cm">
            <text:p/>
          </draw:line>
          <draw:line draw:style-name="gr5" draw:text-style-name="P1" draw:layer="layout" svg:x1="9.652cm" svg:y1="14.808cm" svg:x2="10.16cm" svg:y2="14.3cm">
            <text:p/>
          </draw:line>
        </draw:g>
        <draw:path draw:style-name="gr6" draw:text-style-name="P1" draw:layer="layout" svg:width="7.365cm" svg:height="0.832cm" svg:x="10.16cm" svg:y="14.047cm" svg:viewBox="0 0 7366 833" svg:d="M7366 761c-3048-1779-6984 127-7366 71">
          <text:p/>
        </draw:path>
        <draw:frame draw:style-name="gr2" draw:text-style-name="P1" draw:layer="layout" svg:width="1.049cm" svg:height="1.077cm" svg:x="13.154cm" svg:y="14.05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2" draw:text-style-name="P1" draw:layer="layout" svg:width="1.624cm" svg:height="1.077cm" svg:x="12.9cm" svg:y="12.786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g>
          <draw:rect draw:style-name="gr7" draw:text-style-name="P1" draw:layer="layout" svg:width="8.129cm" svg:height="2.286cm" svg:x="9.615cm" svg:y="15.57cm">
            <text:p/>
          </draw:rect>
          <draw:frame draw:style-name="gr8" draw:text-style-name="P4" draw:layer="layout" svg:width="8.105cm" svg:height="0.964cm" svg:x="9.639cm" svg:y="16.284cm">
            <draw:text-box>
              <text:p><text:span text:style-name="T2">Full Duplex Ground Station</text:span></text:p>
            </draw:text-box>
          </draw:frame>
        </draw:g>
        <draw:line draw:style-name="gr9" draw:text-style-name="P1" draw:layer="layout" svg:x1="4.514cm" svg:y1="6.082cm" svg:x2="22.86cm" svg:y2="6.082cm">
          <text:p/>
        </draw:line>
        <draw:line draw:style-name="gr9" draw:text-style-name="P1" draw:layer="layout" svg:x1="17.78cm" svg:y1="14.117cm" svg:x2="24cm" svg:y2="7.514cm">
          <text:p/>
        </draw:line>
        <draw:frame draw:style-name="gr10" draw:layer="layout" svg:width="2.75cm" svg:height="0.963cm" svg:x="12.744cm" svg:y="8.775cm">
          <draw:text-box>
            <text:p>Building</text:p>
          </draw:text-box>
        </draw:frame>
        <draw:frame draw:style-name="gr10" draw:layer="layout" svg:width="2.75cm" svg:height="0.963cm" svg:x="21.288cm" svg:y="11.762cm">
          <draw:text-box>
            <text:p>Building</text:p>
          </draw:text-box>
        </draw:frame>
        <draw:rect draw:style-name="gr1" draw:text-style-name="P1" draw:layer="layout" svg:width="2.032cm" svg:height="3.556cm" svg:x="3.418cm" svg:y="8.214cm">
          <text:p/>
        </draw:rect>
        <draw:frame draw:style-name="gr10" draw:layer="layout" svg:width="2.75cm" svg:height="0.963cm" svg:x="3.08cm" svg:y="11.77cm">
          <draw:text-box>
            <text:p>Building</text:p>
          </draw:text-box>
        </draw:frame>
        <draw:line draw:style-name="gr9" draw:text-style-name="P1" draw:layer="layout" svg:x1="3.48cm" svg:y1="7.66cm" svg:x2="9.652cm" svg:y2="14.3cm">
          <text:p/>
        </draw:lin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rect draw:style-name="gr1" draw:text-style-name="P1" draw:layer="layout" svg:width="0.406cm" svg:height="0.762cm" svg:x="6.952cm" svg:y="11.684cm">
          <text:p/>
        </draw:rect>
        <draw:g>
          <draw:rect draw:style-name="gr3" draw:text-style-name="P3" draw:layer="layout" svg:width="2.286cm" svg:height="0.762cm" svg:x="12.614cm" svg:y="5.334cm">
            <text:p text:style-name="P3"><text:span text:style-name="T2">UAV</text:span></text:p>
          </draw:rect>
          <draw:rect draw:style-name="gr4" draw:text-style-name="P1" draw:layer="layout" svg:width="0.508cm" svg:height="0.508cm" svg:x="13.46cm" svg:y="6.566cm">
            <text:p/>
          </draw:rect>
          <draw:ellipse draw:style-name="gr1" draw:text-style-name="P1" draw:layer="layout" svg:width="1.016cm" svg:height="0.254cm" svg:x="14.292cm" svg:y="6.158cm">
            <text:p/>
          </draw:ellipse>
          <draw:ellipse draw:style-name="gr1" draw:text-style-name="P1" draw:layer="layout" svg:width="1.016cm" svg:height="0.254cm" svg:x="12.192cm" svg:y="6.158cm">
            <text:p/>
          </draw:ellipse>
          <draw:ellipse draw:style-name="gr1" draw:text-style-name="P1" draw:layer="layout" svg:width="1.016cm" svg:height="0.254cm" svg:x="14.292cm" svg:y="7.258cm">
            <text:p/>
          </draw:ellipse>
          <draw:ellipse draw:style-name="gr1" draw:text-style-name="P1" draw:layer="layout" svg:width="1.016cm" svg:height="0.254cm" svg:x="12.192cm" svg:y="7.258cm">
            <text:p/>
          </draw:ellipse>
          <draw:line draw:style-name="gr5" draw:text-style-name="P1" draw:layer="layout" svg:x1="12.698cm" svg:y1="6.412cm" svg:x2="14.73cm" svg:y2="7.258cm">
            <text:p/>
          </draw:line>
          <draw:line draw:style-name="gr5" draw:text-style-name="P1" draw:layer="layout" svg:x1="14.73cm" svg:y1="6.412cm" svg:x2="12.698cm" svg:y2="7.258cm">
            <text:p/>
          </draw:line>
        </draw:g>
        <draw:frame draw:style-name="gr10" draw:text-style-name="P4" draw:layer="layout" svg:width="2.826cm" svg:height="0.963cm" svg:x="5.842cm" svg:y="12.499cm">
          <draw:text-box>
            <text:p text:style-name="P4">Sensors</text:p>
          </draw:text-box>
        </draw:frame>
        <draw:rect draw:style-name="gr1" draw:text-style-name="P1" draw:layer="layout" svg:width="0.406cm" svg:height="0.762cm" svg:x="11.552cm" svg:y="11.684cm">
          <text:p/>
        </draw:rect>
        <draw:frame draw:style-name="gr10" draw:text-style-name="P4" draw:layer="layout" svg:width="2.826cm" svg:height="0.963cm" svg:x="10.442cm" svg:y="12.499cm">
          <draw:text-box>
            <text:p text:style-name="P4">Sensors</text:p>
          </draw:text-box>
        </draw:frame>
        <draw:rect draw:style-name="gr1" draw:text-style-name="P1" draw:layer="layout" svg:width="0.406cm" svg:height="0.762cm" svg:x="16.252cm" svg:y="11.684cm">
          <text:p/>
        </draw:rect>
        <draw:frame draw:style-name="gr10" draw:text-style-name="P4" draw:layer="layout" svg:width="2.826cm" svg:height="0.963cm" svg:x="15.142cm" svg:y="12.499cm">
          <draw:text-box>
            <text:p text:style-name="P4">Sensors</text:p>
          </draw:text-box>
        </draw:frame>
        <draw:rect draw:style-name="gr1" draw:text-style-name="P1" draw:layer="layout" svg:width="0.406cm" svg:height="0.762cm" svg:x="21.452cm" svg:y="11.684cm">
          <text:p/>
        </draw:rect>
        <draw:frame draw:style-name="gr10" draw:text-style-name="P4" draw:layer="layout" svg:width="2.826cm" svg:height="0.963cm" svg:x="20.342cm" svg:y="12.499cm">
          <draw:text-box>
            <text:p text:style-name="P4">Sensors</text:p>
          </draw:text-box>
        </draw:frame>
        <draw:line draw:style-name="gr9" draw:text-style-name="P1" draw:layer="layout" svg:x1="7.62cm" svg:y1="11.43cm" svg:x2="11.684cm" svg:y2="8.128cm">
          <text:p/>
        </draw:line>
        <draw:line draw:style-name="gr9" draw:text-style-name="P1" draw:layer="layout" svg:x1="11.938cm" svg:y1="11.43cm" svg:x2="13.462cm" svg:y2="7.874cm">
          <text:p/>
        </draw:line>
        <draw:line draw:style-name="gr9" draw:text-style-name="P1" draw:layer="layout" svg:x1="16.256cm" svg:y1="11.43cm" svg:x2="14.732cm" svg:y2="8.128cm">
          <text:p/>
        </draw:line>
        <draw:line draw:style-name="gr9" draw:text-style-name="P1" draw:layer="layout" svg:x1="21.59cm" svg:y1="11.43cm" svg:x2="15.748cm" svg:y2="8.128cm">
          <text:p/>
        </draw:lin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rect draw:style-name="gr1" draw:text-style-name="P1" draw:layer="layout" svg:width="0.406cm" svg:height="0.762cm" svg:x="6.952cm" svg:y="11.684cm">
          <text:p/>
        </draw:rect>
        <draw:g>
          <draw:rect draw:style-name="gr3" draw:text-style-name="P3" draw:layer="layout" svg:width="2.286cm" svg:height="0.762cm" svg:x="12.614cm" svg:y="5.334cm">
            <text:p text:style-name="P3"><text:span text:style-name="T2">UAV</text:span></text:p>
          </draw:rect>
          <draw:rect draw:style-name="gr4" draw:text-style-name="P1" draw:layer="layout" svg:width="0.508cm" svg:height="0.508cm" svg:x="13.46cm" svg:y="6.566cm">
            <text:p/>
          </draw:rect>
          <draw:ellipse draw:style-name="gr1" draw:text-style-name="P1" draw:layer="layout" svg:width="1.016cm" svg:height="0.254cm" svg:x="14.292cm" svg:y="6.158cm">
            <text:p/>
          </draw:ellipse>
          <draw:ellipse draw:style-name="gr1" draw:text-style-name="P1" draw:layer="layout" svg:width="1.016cm" svg:height="0.254cm" svg:x="12.192cm" svg:y="6.158cm">
            <text:p/>
          </draw:ellipse>
          <draw:ellipse draw:style-name="gr1" draw:text-style-name="P1" draw:layer="layout" svg:width="1.016cm" svg:height="0.254cm" svg:x="14.292cm" svg:y="7.258cm">
            <text:p/>
          </draw:ellipse>
          <draw:ellipse draw:style-name="gr1" draw:text-style-name="P1" draw:layer="layout" svg:width="1.016cm" svg:height="0.254cm" svg:x="12.192cm" svg:y="7.258cm">
            <text:p/>
          </draw:ellipse>
          <draw:line draw:style-name="gr5" draw:text-style-name="P1" draw:layer="layout" svg:x1="12.698cm" svg:y1="6.412cm" svg:x2="14.73cm" svg:y2="7.258cm">
            <text:p/>
          </draw:line>
          <draw:line draw:style-name="gr5" draw:text-style-name="P1" draw:layer="layout" svg:x1="14.73cm" svg:y1="6.412cm" svg:x2="12.698cm" svg:y2="7.258cm">
            <text:p/>
          </draw:line>
        </draw:g>
        <draw:frame draw:style-name="gr10" draw:text-style-name="P4" draw:layer="layout" svg:width="4.198cm" svg:height="0.963cm" svg:x="5.042cm" svg:y="12.499cm">
          <draw:text-box>
            <text:p text:style-name="P4">Mobile Users</text:p>
          </draw:text-box>
        </draw:frame>
        <draw:line draw:style-name="gr9" draw:text-style-name="P1" draw:layer="layout" svg:x1="7.62cm" svg:y1="11.43cm" svg:x2="11.684cm" svg:y2="8.128cm">
          <text:p/>
        </draw:line>
        <draw:g>
          <draw:g>
            <draw:g>
              <draw:line draw:style-name="gr5" draw:text-style-name="P1" draw:layer="layout" svg:x1="22.828cm" svg:y1="10.16cm" svg:x2="22.828cm" svg:y2="9.398cm">
                <text:p/>
              </draw:line>
              <draw:line draw:style-name="gr5" draw:text-style-name="P1" draw:layer="layout" svg:x1="22.828cm" svg:y1="9.398cm" svg:x2="22.32cm" svg:y2="8.89cm">
                <text:p/>
              </draw:line>
              <draw:line draw:style-name="gr5" draw:text-style-name="P1" draw:layer="layout" svg:x1="22.828cm" svg:y1="9.398cm" svg:x2="23.336cm" svg:y2="8.89cm">
                <text:p/>
              </draw:line>
            </draw:g>
            <draw:rect draw:style-name="gr7" draw:text-style-name="P1" draw:layer="layout" svg:width="2.54cm" svg:height="2.286cm" svg:x="21.59cm" svg:y="10.16cm">
              <text:p/>
            </draw:rect>
          </draw:g>
          <draw:frame draw:style-name="gr8" draw:text-style-name="P4" draw:layer="layout" svg:width="4.089cm" svg:height="1.675cm" svg:x="20.803cm" svg:y="10.474cm">
            <draw:text-box>
              <text:p text:style-name="P1"><text:span text:style-name="T2">Base Station</text:span></text:p>
            </draw:text-box>
          </draw:frame>
        </draw:g>
        <draw:line draw:style-name="gr9" draw:text-style-name="P1" draw:layer="layout" svg:x1="15.748cm" svg:y1="7.112cm" svg:x2="21.844cm" svg:y2="8.89cm">
          <text:p/>
        </draw:lin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g>
          <draw:rect draw:style-name="gr3" draw:text-style-name="P3" draw:layer="layout" svg:width="2.286cm" svg:height="0.762cm" svg:x="12.614cm" svg:y="5.334cm">
            <text:p text:style-name="P3"><text:span text:style-name="T2">UAV</text:span></text:p>
          </draw:rect>
          <draw:rect draw:style-name="gr4" draw:text-style-name="P1" draw:layer="layout" svg:width="0.508cm" svg:height="0.508cm" svg:x="13.46cm" svg:y="6.566cm">
            <text:p/>
          </draw:rect>
          <draw:ellipse draw:style-name="gr1" draw:text-style-name="P1" draw:layer="layout" svg:width="1.016cm" svg:height="0.254cm" svg:x="14.292cm" svg:y="6.158cm">
            <text:p/>
          </draw:ellipse>
          <draw:ellipse draw:style-name="gr1" draw:text-style-name="P1" draw:layer="layout" svg:width="1.016cm" svg:height="0.254cm" svg:x="12.192cm" svg:y="6.158cm">
            <text:p/>
          </draw:ellipse>
          <draw:ellipse draw:style-name="gr1" draw:text-style-name="P1" draw:layer="layout" svg:width="1.016cm" svg:height="0.254cm" svg:x="14.292cm" svg:y="7.258cm">
            <text:p/>
          </draw:ellipse>
          <draw:ellipse draw:style-name="gr1" draw:text-style-name="P1" draw:layer="layout" svg:width="1.016cm" svg:height="0.254cm" svg:x="12.192cm" svg:y="7.258cm">
            <text:p/>
          </draw:ellipse>
          <draw:line draw:style-name="gr5" draw:text-style-name="P1" draw:layer="layout" svg:x1="12.698cm" svg:y1="6.412cm" svg:x2="14.73cm" svg:y2="7.258cm">
            <text:p/>
          </draw:line>
          <draw:line draw:style-name="gr5" draw:text-style-name="P1" draw:layer="layout" svg:x1="14.73cm" svg:y1="6.412cm" svg:x2="12.698cm" svg:y2="7.258cm">
            <text:p/>
          </draw:line>
        </draw:g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rect draw:style-name="gr1" draw:text-style-name="P1" draw:layer="layout" svg:width="2.032cm" svg:height="3.81cm" svg:x="12.954cm" svg:y="4.912cm">
          <text:p/>
        </draw:rect>
        <draw:rect draw:style-name="gr1" draw:text-style-name="P1" draw:layer="layout" svg:width="2.032cm" svg:height="3.556cm" svg:x="21.642cm" svg:y="8.206cm">
          <text:p/>
        </draw:rect>
        <draw:rect draw:style-name="gr3" draw:text-style-name="P2" draw:layer="layout" svg:width="2.286cm" svg:height="0.762cm" svg:x="23.468cm" svg:y="4.258cm">
          <text:p text:style-name="P3"><text:span text:style-name="T1">UAV-2</text:span></text:p>
        </draw:rect>
        <draw:g>
          <draw:rect draw:style-name="gr4" draw:text-style-name="P1" draw:layer="layout" svg:width="0.508cm" svg:height="0.508cm" svg:x="24.228cm" svg:y="5.682cm">
            <text:p/>
          </draw:rect>
          <draw:ellipse draw:style-name="gr1" draw:text-style-name="P1" draw:layer="layout" svg:width="1.016cm" svg:height="0.254cm" svg:x="25.06cm" svg:y="5.274cm">
            <text:p/>
          </draw:ellipse>
          <draw:ellipse draw:style-name="gr1" draw:text-style-name="P1" draw:layer="layout" svg:width="1.016cm" svg:height="0.254cm" svg:x="22.96cm" svg:y="5.274cm">
            <text:p/>
          </draw:ellipse>
          <draw:ellipse draw:style-name="gr1" draw:text-style-name="P1" draw:layer="layout" svg:width="1.016cm" svg:height="0.254cm" svg:x="25.06cm" svg:y="6.374cm">
            <text:p/>
          </draw:ellipse>
          <draw:ellipse draw:style-name="gr1" draw:text-style-name="P1" draw:layer="layout" svg:width="1.016cm" svg:height="0.254cm" svg:x="22.96cm" svg:y="6.374cm">
            <text:p/>
          </draw:ellipse>
          <draw:line draw:style-name="gr5" draw:text-style-name="P1" draw:layer="layout" svg:x1="23.466cm" svg:y1="5.528cm" svg:x2="25.498cm" svg:y2="6.374cm">
            <text:p/>
          </draw:line>
          <draw:line draw:style-name="gr5" draw:text-style-name="P1" draw:layer="layout" svg:x1="25.498cm" svg:y1="5.528cm" svg:x2="23.466cm" svg:y2="6.374cm">
            <text:p/>
          </draw:line>
        </draw:g>
        <draw:rect draw:style-name="gr3" draw:text-style-name="P3" draw:layer="layout" svg:width="2.286cm" svg:height="0.762cm" svg:x="1.782cm" svg:y="4.516cm">
          <text:p text:style-name="P3"><text:span text:style-name="T2">UAV-1</text:span></text:p>
        </draw:rect>
        <draw:rect draw:style-name="gr4" draw:text-style-name="P1" draw:layer="layout" svg:width="0.508cm" svg:height="0.508cm" svg:x="2.628cm" svg:y="5.748cm">
          <text:p/>
        </draw:rect>
        <draw:ellipse draw:style-name="gr1" draw:text-style-name="P1" draw:layer="layout" svg:width="1.016cm" svg:height="0.254cm" svg:x="3.46cm" svg:y="5.34cm">
          <text:p/>
        </draw:ellipse>
        <draw:ellipse draw:style-name="gr1" draw:text-style-name="P1" draw:layer="layout" svg:width="1.016cm" svg:height="0.254cm" svg:x="1.36cm" svg:y="5.34cm">
          <text:p/>
        </draw:ellipse>
        <draw:ellipse draw:style-name="gr1" draw:text-style-name="P1" draw:layer="layout" svg:width="1.016cm" svg:height="0.254cm" svg:x="3.46cm" svg:y="6.44cm">
          <text:p/>
        </draw:ellipse>
        <draw:ellipse draw:style-name="gr1" draw:text-style-name="P1" draw:layer="layout" svg:width="1.016cm" svg:height="0.254cm" svg:x="1.36cm" svg:y="6.44cm">
          <text:p/>
        </draw:ellipse>
        <draw:line draw:style-name="gr5" draw:text-style-name="P1" draw:layer="layout" svg:x1="1.866cm" svg:y1="5.594cm" svg:x2="3.898cm" svg:y2="6.44cm">
          <text:p/>
        </draw:line>
        <draw:line draw:style-name="gr5" draw:text-style-name="P1" draw:layer="layout" svg:x1="3.898cm" svg:y1="5.594cm" svg:x2="1.866cm" svg:y2="6.44cm">
          <text:p/>
        </draw:line>
        <draw:g>
          <draw:line draw:style-name="gr5" draw:text-style-name="P1" draw:layer="layout" svg:x1="17.78cm" svg:y1="15.387cm" svg:x2="17.78cm" svg:y2="14.625cm">
            <text:p/>
          </draw:line>
          <draw:line draw:style-name="gr5" draw:text-style-name="P1" draw:layer="layout" svg:x1="17.78cm" svg:y1="14.625cm" svg:x2="17.272cm" svg:y2="14.117cm">
            <text:p/>
          </draw:line>
          <draw:line draw:style-name="gr5" draw:text-style-name="P1" draw:layer="layout" svg:x1="17.78cm" svg:y1="14.625cm" svg:x2="18.288cm" svg:y2="14.117cm">
            <text:p/>
          </draw:line>
        </draw:g>
        <draw:g>
          <draw:line draw:style-name="gr5" draw:text-style-name="P1" draw:layer="layout" svg:x1="9.652cm" svg:y1="15.57cm" svg:x2="9.652cm" svg:y2="14.808cm">
            <text:p/>
          </draw:line>
          <draw:line draw:style-name="gr5" draw:text-style-name="P1" draw:layer="layout" svg:x1="9.652cm" svg:y1="14.808cm" svg:x2="9.144cm" svg:y2="14.3cm">
            <text:p/>
          </draw:line>
          <draw:line draw:style-name="gr5" draw:text-style-name="P1" draw:layer="layout" svg:x1="9.652cm" svg:y1="14.808cm" svg:x2="10.16cm" svg:y2="14.3cm">
            <text:p/>
          </draw:line>
        </draw:g>
        <draw:path draw:style-name="gr6" draw:text-style-name="P1" draw:layer="layout" svg:width="7.365cm" svg:height="0.832cm" svg:x="10.16cm" svg:y="14.047cm" svg:viewBox="0 0 7366 833" svg:d="M7366 761c-3048-1779-6984 127-7366 71">
          <text:p/>
        </draw:path>
        <draw:g>
          <draw:rect draw:style-name="gr7" draw:text-style-name="P1" draw:layer="layout" svg:width="8.129cm" svg:height="2.286cm" svg:x="9.615cm" svg:y="15.57cm">
            <text:p/>
          </draw:rect>
          <draw:frame draw:style-name="gr8" draw:text-style-name="P4" draw:layer="layout" svg:width="8.105cm" svg:height="0.964cm" svg:x="9.639cm" svg:y="16.284cm">
            <draw:text-box>
              <text:p><text:span text:style-name="T2">Full Duplex Ground Station</text:span></text:p>
            </draw:text-box>
          </draw:frame>
        </draw:g>
        <draw:line draw:style-name="gr9" draw:text-style-name="P1" draw:layer="layout" svg:x1="4.514cm" svg:y1="6.082cm" svg:x2="22.86cm" svg:y2="6.082cm">
          <text:p/>
        </draw:line>
        <draw:line draw:style-name="gr9" draw:text-style-name="P1" draw:layer="layout" svg:x1="17.78cm" svg:y1="14.117cm" svg:x2="24cm" svg:y2="7.514cm">
          <text:p/>
        </draw:line>
        <draw:frame draw:style-name="gr10" draw:text-style-name="P4" draw:layer="layout" svg:width="2.75cm" svg:height="0.963cm" svg:x="12.744cm" svg:y="8.775cm">
          <draw:text-box>
            <text:p text:style-name="P4">Building</text:p>
          </draw:text-box>
        </draw:frame>
        <draw:frame draw:style-name="gr10" draw:text-style-name="P4" draw:layer="layout" svg:width="2.75cm" svg:height="0.963cm" svg:x="21.288cm" svg:y="11.762cm">
          <draw:text-box>
            <text:p text:style-name="P4">Building</text:p>
          </draw:text-box>
        </draw:frame>
        <draw:rect draw:style-name="gr1" draw:text-style-name="P1" draw:layer="layout" svg:width="2.032cm" svg:height="3.556cm" svg:x="3.418cm" svg:y="8.214cm">
          <text:p/>
        </draw:rect>
        <draw:frame draw:style-name="gr10" draw:text-style-name="P4" draw:layer="layout" svg:width="2.75cm" svg:height="0.963cm" svg:x="3.08cm" svg:y="11.77cm">
          <draw:text-box>
            <text:p text:style-name="P4">Building</text:p>
          </draw:text-box>
        </draw:frame>
        <draw:line draw:style-name="gr9" draw:text-style-name="P1" draw:layer="layout" svg:x1="3.48cm" svg:y1="7.66cm" svg:x2="9.652cm" svg:y2="14.3cm">
          <text:p/>
        </draw:line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rect draw:style-name="gr1" draw:text-style-name="P1" draw:layer="layout" svg:width="6.604cm" svg:height="3.556cm" svg:x="11.938cm" svg:y="5.842cm">
          <text:p/>
        </draw:rect>
        <draw:rect draw:style-name="gr3" draw:text-style-name="P2" draw:layer="layout" svg:width="2.286cm" svg:height="0.762cm" svg:x="23.468cm" svg:y="4.258cm">
          <text:p text:style-name="P3"><text:span text:style-name="T1">UAV</text:span></text:p>
        </draw:rect>
        <draw:g>
          <draw:rect draw:style-name="gr4" draw:text-style-name="P1" draw:layer="layout" svg:width="0.508cm" svg:height="0.508cm" svg:x="24.228cm" svg:y="5.682cm">
            <text:p/>
          </draw:rect>
          <draw:ellipse draw:style-name="gr1" draw:text-style-name="P1" draw:layer="layout" svg:width="1.016cm" svg:height="0.254cm" svg:x="25.06cm" svg:y="5.274cm">
            <text:p/>
          </draw:ellipse>
          <draw:ellipse draw:style-name="gr1" draw:text-style-name="P1" draw:layer="layout" svg:width="1.016cm" svg:height="0.254cm" svg:x="22.96cm" svg:y="5.274cm">
            <text:p/>
          </draw:ellipse>
          <draw:ellipse draw:style-name="gr1" draw:text-style-name="P1" draw:layer="layout" svg:width="1.016cm" svg:height="0.254cm" svg:x="25.06cm" svg:y="6.374cm">
            <text:p/>
          </draw:ellipse>
          <draw:ellipse draw:style-name="gr1" draw:text-style-name="P1" draw:layer="layout" svg:width="1.016cm" svg:height="0.254cm" svg:x="22.96cm" svg:y="6.374cm">
            <text:p/>
          </draw:ellipse>
          <draw:line draw:style-name="gr5" draw:text-style-name="P1" draw:layer="layout" svg:x1="23.466cm" svg:y1="5.528cm" svg:x2="25.498cm" svg:y2="6.374cm">
            <text:p/>
          </draw:line>
          <draw:line draw:style-name="gr5" draw:text-style-name="P1" draw:layer="layout" svg:x1="25.498cm" svg:y1="5.528cm" svg:x2="23.466cm" svg:y2="6.374cm">
            <text:p/>
          </draw:line>
        </draw:g>
        <draw:g>
          <draw:line draw:style-name="gr5" draw:text-style-name="P1" draw:layer="layout" svg:x1="6.64cm" svg:y1="9.144cm" svg:x2="6.64cm" svg:y2="8.382cm">
            <text:p/>
          </draw:line>
          <draw:line draw:style-name="gr5" draw:text-style-name="P1" draw:layer="layout" svg:x1="6.64cm" svg:y1="8.382cm" svg:x2="6.132cm" svg:y2="7.874cm">
            <text:p/>
          </draw:line>
          <draw:line draw:style-name="gr5" draw:text-style-name="P1" draw:layer="layout" svg:x1="6.64cm" svg:y1="8.382cm" svg:x2="7.148cm" svg:y2="7.874cm">
            <text:p/>
          </draw:line>
        </draw:g>
        <draw:g>
          <draw:rect draw:style-name="gr7" draw:text-style-name="P1" draw:layer="layout" svg:width="5.044cm" svg:height="2.286cm" svg:x="4.1cm" svg:y="9.144cm">
            <text:p/>
          </draw:rect>
          <draw:frame draw:style-name="gr8" draw:text-style-name="P4" draw:layer="layout" svg:width="5.029cm" svg:height="0.964cm" svg:x="4.115cm" svg:y="9.858cm">
            <draw:text-box>
              <text:p><text:span text:style-name="T2">Ground Station</text:span></text:p>
            </draw:text-box>
          </draw:frame>
        </draw:g>
        <draw:line draw:style-name="gr9" draw:text-style-name="P1" draw:layer="layout" svg:x1="7.62cm" svg:y1="8.128cm" svg:x2="22.352cm" svg:y2="6.35cm">
          <text:p/>
        </draw:line>
        <draw:frame draw:style-name="gr10" draw:text-style-name="P4" draw:layer="layout" svg:width="3.791cm" svg:height="0.963cm" svg:x="13.462cm" svg:y="9.652cm">
          <draw:text-box>
            <text:p text:style-name="P4">Hilly Terrain</text:p>
          </draw:text-box>
        </draw:frame>
        <presentation:notes draw:style-name="dp2">
          <draw:page-thumbnail draw:style-name="gr11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SG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51cm" svg:stroke-color="#000000" draw:marker-start-width="0.279cm" draw:marker-end-width="0.279cm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nest </meta:initial-creator>
    <meta:creation-date>2017-02-21T11:01:20.50</meta:creation-date>
    <dc:date>2019-06-03T11:17:57.57</dc:date>
    <dc:creator>Ernest </dc:creator>
    <meta:editing-duration>PT7H21M50S</meta:editing-duration>
    <meta:editing-cycles>27</meta:editing-cycles>
    <meta:generator>OpenOffice/4.1.2$Win32 OpenOffice.org_project/412m3$Build-9782</meta:generator>
    <meta:document-statistic meta:object-count="189"/>
  </office:meta>
</office:document-meta>
</file>

<file path=Object 1/content.xml><?xml version="1.0" encoding="utf-8"?>
<math xmlns="http://www.w3.org/1998/Math/MathML">
  <semantics>
    <mrow>
      <msub>
        <mi>h</mi>
        <mrow>
          <mi mathvariant="italic">si</mi>
        </mrow>
      </msub>
    </mrow>
    <annotation encoding="StarMath 5.0">h_{si}</annotation>
  </semantics>
</math>
</file>

<file path=Object 10/content.xml><?xml version="1.0" encoding="utf-8"?>
<math xmlns="http://www.w3.org/1998/Math/MathML">
  <semantics>
    <mrow>
      <msub>
        <mi>x</mi>
        <mrow>
          <mn>1</mn>
        </mrow>
      </msub>
    </mrow>
    <annotation encoding="StarMath 5.0">x_{1}</annotation>
  </semantics>
</math>
</file>

<file path=Object 2/content.xml><?xml version="1.0" encoding="utf-8"?>
<math xmlns="http://www.w3.org/1998/Math/MathML">
  <semantics>
    <mrow>
      <msub>
        <mi>h</mi>
        <mrow>
          <mn>1,2</mn>
        </mrow>
      </msub>
    </mrow>
    <annotation encoding="StarMath 5.0">h_{1,2}</annotation>
  </semantics>
</math>
</file>

<file path=Object 3/content.xml><?xml version="1.0" encoding="utf-8"?>
<math xmlns="http://www.w3.org/1998/Math/MathML">
  <semantics>
    <mrow>
      <msub>
        <mi>d</mi>
        <mrow>
          <mn>1,2</mn>
        </mrow>
      </msub>
    </mrow>
    <annotation encoding="StarMath 5.0">d_{1,2}</annotation>
  </semantics>
</math>
</file>

<file path=Object 4/content.xml><?xml version="1.0" encoding="utf-8"?>
<math xmlns="http://www.w3.org/1998/Math/MathML">
  <semantics>
    <mrow>
      <msub>
        <mi>h</mi>
        <mrow>
          <mn>1,</mn>
          <mi>g</mi>
        </mrow>
      </msub>
    </mrow>
    <annotation encoding="StarMath 5.0">h_{1,g}</annotation>
  </semantics>
</math>
</file>

<file path=Object 5/content.xml><?xml version="1.0" encoding="utf-8"?>
<math xmlns="http://www.w3.org/1998/Math/MathML">
  <semantics>
    <mrow>
      <msub>
        <mi>h</mi>
        <mrow>
          <mi>g</mi>
          <mi>,</mi>
          <mn>2</mn>
        </mrow>
      </msub>
    </mrow>
    <annotation encoding="StarMath 5.0">h_{g,2}</annotation>
  </semantics>
</math>
</file>

<file path=Object 6/content.xml><?xml version="1.0" encoding="utf-8"?>
<math xmlns="http://www.w3.org/1998/Math/MathML">
  <semantics>
    <mrow>
      <msub>
        <mi>d</mi>
        <mrow>
          <mi>g</mi>
          <mi>,</mi>
          <mn>2</mn>
        </mrow>
      </msub>
    </mrow>
    <annotation encoding="StarMath 5.0">d_{g,2}</annotation>
  </semantics>
</math>
</file>

<file path=Object 7/content.xml><?xml version="1.0" encoding="utf-8"?>
<math xmlns="http://www.w3.org/1998/Math/MathML">
  <semantics>
    <mrow>
      <msub>
        <mi>d</mi>
        <mrow>
          <mn>1,</mn>
          <mi>g</mi>
        </mrow>
      </msub>
    </mrow>
    <annotation encoding="StarMath 5.0">d_{1,g}</annotation>
  </semantics>
</math>
</file>

<file path=Object 8/content.xml><?xml version="1.0" encoding="utf-8"?>
<math xmlns="http://www.w3.org/1998/Math/MathML">
  <semantics>
    <mrow>
      <msub>
        <mi>d</mi>
        <mrow>
          <mi>g</mi>
          <mi>,</mi>
          <mi>g</mi>
        </mrow>
      </msub>
    </mrow>
    <annotation encoding="StarMath 5.0">d_{g,g}</annotation>
  </semantics>
</math>
</file>

<file path=Object 9/content.xml><?xml version="1.0" encoding="utf-8"?>
<math xmlns="http://www.w3.org/1998/Math/MathML">
  <semantics>
    <mrow>
      <msub>
        <mi>y</mi>
        <mrow>
          <mn>2</mn>
        </mrow>
      </msub>
    </mrow>
    <annotation encoding="StarMath 5.0">y_{2}</annotation>
  </semantics>
</math>
</file>